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style:font-name="Sans serif" officeooo:rsid="0004b387" officeooo:paragraph-rsid="0004b387"/>
    </style:style>
    <style:style style:name="P2" style:family="paragraph" style:parent-style-name="Standard">
      <style:paragraph-properties fo:text-align="center" style:justify-single-word="false"/>
      <style:text-properties style:font-name="Sans serif" officeooo:rsid="0004b387" officeooo:paragraph-rsid="0004b387"/>
    </style:style>
    <style:style style:name="P3" style:family="paragraph" style:parent-style-name="Standard">
      <style:text-properties style:font-name="Sans serif" officeooo:rsid="0007d5b5" officeooo:paragraph-rsid="0007d5b5"/>
    </style:style>
    <style:style style:name="P4" style:family="paragraph" style:parent-style-name="Standard" style:list-style-name="L1">
      <style:text-properties style:font-name="Sans serif" officeooo:rsid="0004b387" officeooo:paragraph-rsid="0004b387"/>
    </style:style>
    <style:style style:name="P5" style:family="paragraph" style:parent-style-name="Standard" style:list-style-name="L1">
      <style:text-properties style:font-name="Sans serif" officeooo:rsid="0006251c" officeooo:paragraph-rsid="0006251c"/>
    </style:style>
    <style:style style:name="P6" style:family="paragraph" style:parent-style-name="Standard">
      <style:text-properties style:font-name="Sans serif" style:text-underline-style="none" officeooo:rsid="0007d5b5" officeooo:paragraph-rsid="0007d5b5"/>
    </style:style>
    <style:style style:name="P7" style:family="paragraph" style:parent-style-name="Standard">
      <style:text-properties style:font-name="Sans serif" style:text-underline-style="none" officeooo:rsid="000aae05" officeooo:paragraph-rsid="000aae0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625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7e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ACTERÍSTICAS PASAR MODELO E-R A MODELO RELACIONAL</text:p>
      <text:p text:style-name="P1"/>
      <text:list text:style-name="L1">
        <text:list-header>
          <text:p text:style-name="P4">Toda entidad se transforma en una tabla.</text:p>
        </text:list-header>
        <text:list-item>
          <text:p text:style-name="P4">Todo atributo se transforma en fila dentro de una tabla.</text:p>
        </text:list-item>
        <text:list-item>
          <text:p text:style-name="P4">El atributo clave de la entidad se convierte en clave primaria de la tabla y se representará subrayado en la tabla.</text:p>
        </text:list-item>
        <text:list-item>
          <text:p text:style-name="P4">Cada entidad generará una tabla que incluirá todos sus atributos, añadiéndose a ésta los atributos que son clave primaria de la entidad fuerte con la que esté relacionada. <text:span text:style-name="T5">Estos atributos añadidos se constituyen como clave foránea que referencia ala entidad fuerte. Seguidamente, se escogerá una clave primaria para la tabla creada.</text:span></text:p>
        </text:list-item>
        <text:list-item>
          <text:p text:style-name="P5">Las relaciones 1:1 podrán generar una nueva tabla o propagar la clave en función de la cardinalidad de las entidades.</text:p>
          <text:p text:style-name="P5"/>
        </text:list-item>
      </text:list>
      <text:p text:style-name="P3">Unas personas que identificamos con dni nombres y apellidos están casadas cón una misma persona, pero va a ser su pareja</text:p>
      <text:p text:style-name="P3"/>
      <text:p text:style-name="P3">PERSONA(<text:span text:style-name="T2">DNI</text:span><text:span text:style-name="T4">,nombre,apellido</text:span>)</text:p>
      <text:p text:style-name="P3"><text:tab/><text:span text:style-name="T1">DNI</text:span><text:span text:style-name="T3"> → PK.</text:span></text:p>
      <text:p text:style-name="P6"><text:tab/>(nombre)Fk → Conyugue(PERSONA).</text:p>
      <text:p text:style-name="P6"><text:tab/>(apellido)Vnn.</text:p>
      <text:p text:style-name="P3"><text:span text:style-name="T3"/></text:p>
      <text:p text:style-name="P3"><text:span text:style-name="T3">PERSONA(</text:span><text:span text:style-name="T2">DNI</text:span><text:span text:style-name="T4">,← nombre, apellido</text:span><text:span text:style-name="T3">)</text:span></text:p>
      <text:p text:style-name="P6"><text:tab/> <text:s text:c="7"/>PK<text:tab/> FK<text:tab/> <text:s text:c="4"/><text:span text:style-name="T8">Vnn</text:span> <text:s text:c="4"/></text:p>
      <text:p text:style-name="P6"/>
      <text:p text:style-name="P7">----------------------------------------------------------------------------------------------------------------------------</text:p>
      <text:p text:style-name="P7"/>
      <text:p text:style-name="P7">Modelo Relacional:</text:p>
      <text:p text:style-name="P7"/>
      <text:p text:style-name="P7">PIEZAS(<text:span text:style-name="T2">Piezas_ID</text:span><text:span text:style-name="T7">,Ancho,Largo,Peso,Material</text:span>)</text:p>
      <text:p text:style-name="P7"><text:tab/>Piezas_ID→ P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9:38:26.010944138</meta:creation-date>
    <meta:generator>LibreOffice/24.2.7.2$Linux_X86_64 LibreOffice_project/420$Build-2</meta:generator>
    <dc:date>2025-12-12T18:29:41.599809833</dc:date>
    <meta:editing-duration>PT1H36M12S</meta:editing-duration>
    <meta:editing-cycles>3</meta:editing-cycles>
    <meta:document-statistic meta:table-count="0" meta:image-count="0" meta:object-count="0" meta:page-count="1" meta:paragraph-count="18" meta:word-count="163" meta:character-count="1182" meta:non-whitespace-character-count="1018"/>
  </office:meta>
</office:document-meta>
</file>